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paragraph-rsid="000062e8"/>
    </style:style>
    <style:style style:name="T1" style:family="text">
      <style:text-properties officeooo:rsid="000062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<text:span text:style-name="T1">Q.1) </text:span>Display the number of people with the same job.</text:p>
          </table:table-cell>
          <table:table-cell table:style-name="Table1.A1" office:value-type="string">
            <text:p text:style-name="Table_20_Contents">SELECT job, COUNT(*) AS job_count</text:p>
            <text:p text:style-name="Table_20_Contents">FROM emp</text:p>
            <text:p text:style-name="Table_20_Contents">GROUP BY job;</text:p>
          </table:table-cell>
        </table:table-row>
        <table:table-row>
          <table:table-cell table:style-name="Table1.A1" office:value-type="string">
            <text:p text:style-name="P1"><text:span text:style-name="T1">Q.2) </text:span>Determine the number of managers without listing them.</text:p>
          </table:table-cell>
          <table:table-cell table:style-name="Table1.A1" office:value-type="string">
            <text:p text:style-name="Table_20_Contents">SELECT COUNT(DISTINCT mgrcode) AS manager_count</text:p>
            <text:p text:style-name="Table_20_Contents">FROM emp</text:p>
            <text:p text:style-name="Table_20_Contents">WHERE mgrcode IS NOT NULL;</text:p>
          </table:table-cell>
        </table:table-row>
        <table:table-row>
          <table:table-cell table:style-name="Table1.A1" office:value-type="string">
            <text:p text:style-name="P1"><text:span text:style-name="T1">Q.3) </text:span>Display the difference between the highest and lowest salaries.</text:p>
          </table:table-cell>
          <table:table-cell table:style-name="Table1.A1" office:value-type="string">
            <text:p text:style-name="Table_20_Contents">SELECT MAX(new_salary) - MIN(new_salary) AS salary_difference</text:p>
            <text:p text:style-name="Table_20_Contents">FROM emp;</text:p>
          </table:table-cell>
        </table:table-row>
        <table:table-row>
          <table:table-cell table:style-name="Table1.A1" office:value-type="string">
            <text:p text:style-name="P1"><text:span text:style-name="T1">Q.4) </text:span>Display the manager number and salary of the lowest-paid employee for that manager.</text:p>
          </table:table-cell>
          <table:table-cell table:style-name="Table1.A1" office:value-type="string">
            <text:p text:style-name="Table_20_Contents">SELECT mgrcode, MIN(new_salary) AS lowest_salary</text:p>
            <text:p text:style-name="Table_20_Contents">FROM emp</text:p>
            <text:p text:style-name="Table_20_Contents">WHERE mgrcode IS NOT NULL</text:p>
            <text:p text:style-name="Table_20_Contents">GROUP BY mgrcode;</text:p>
          </table:table-cell>
        </table:table-row>
        <table:table-row>
          <table:table-cell table:style-name="Table1.A1" office:value-type="string">
            <text:p text:style-name="P1"><text:span text:style-name="T1">Q.5) </text:span>Display the department number, location, number of employees, and average salary for all employees in that department.</text:p>
          </table:table-cell>
          <table:table-cell table:style-name="Table1.A1" office:value-type="string">
            <text:p text:style-name="Table_20_Contents">SELECT dept_no, location, COUNT(empnno) AS num_employees, AVG(new_salary) AS avg_salary</text:p>
            <text:p text:style-name="Table_20_Contents">FROM emp</text:p>
            <text:p text:style-name="Table_20_Contents">JOIN dept ON emp.location = dept.dept_name</text:p>
            <text:p text:style-name="Table_20_Contents">GROUP BY dept_no, location;</text:p>
          </table:table-cell>
        </table:table-row>
        <table:table-row>
          <table:table-cell table:style-name="Table1.A1" office:value-type="string">
            <text:p text:style-name="P1"><text:span text:style-name="T1">Q.6) </text:span>Find out the department name in which the maximum number of employees works.<text:span text:style-name="T1"> </text:span></text:p>
          </table:table-cell>
          <table:table-cell table:style-name="Table1.A1" office:value-type="string">
            <text:p text:style-name="Table_20_Contents">SELECT dept_name</text:p>
            <text:p text:style-name="Table_20_Contents">FROM dept</text:p>
            <text:p text:style-name="Table_20_Contents">JOIN emp ON dept.dept_no = emp.dept_no</text:p>
            <text:p text:style-name="Table_20_Contents">GROUP BY dept.dept_no</text:p>
            <text:p text:style-name="Table_20_Contents">ORDER BY COUNT(emp.empnno) DESC</text:p>
            <text:p text:style-name="Table_20_Contents">LIMIT 1;</text:p>
          </table:table-cell>
        </table:table-row>
        <table:table-row>
          <table:table-cell table:style-name="Table1.A1" office:value-type="string">
            <text:p text:style-name="P1"><text:span text:style-name="T1">Q.7) </text:span>Find out departments in which no employees are working.</text:p>
          </table:table-cell>
          <table:table-cell table:style-name="Table1.A1" office:value-type="string">
            <text:p text:style-name="Table_20_Contents">SELECT dept_name</text:p>
            <text:p text:style-name="Table_20_Contents">FROM dept</text:p>
            <text:p text:style-name="Table_20_Contents">LEFT JOIN emp ON dept.dept_no = emp.dept_no</text:p>
            <text:p text:style-name="Table_20_Contents">WHERE emp.empnno IS NULL;</text:p>
          </table:table-cell>
        </table:table-row>
        <table:table-row>
          <table:table-cell table:style-name="Table1.A1" office:value-type="string">
            <text:p text:style-name="P1"><text:span text:style-name="T1">Q.8) </text:span>Find the employees who earn the lowest salary in each department. Display the result in the ascending order of salary.</text:p>
          </table:table-cell>
          <table:table-cell table:style-name="Table1.A1" office:value-type="string">
            <text:p text:style-name="Table_20_Contents">SELECT empnno, ename, dept_no, new_salary</text:p>
            <text:p text:style-name="Table_20_Contents">FROM emp</text:p>
            <text:p text:style-name="Table_20_Contents">WHERE (dept_no, new_salary) IN (</text:p>
            <text:p text:style-name="Table_20_Contents"><text:s text:c="4"/>SELECT dept_no, MIN(new_salary)</text:p>
            <text:p text:style-name="Table_20_Contents"><text:s text:c="4"/>FROM emp</text:p>
            <text:p text:style-name="Table_20_Contents"><text:s text:c="4"/>GROUP BY dept_no</text:p>
            <text:p text:style-name="Table_20_Contents">)</text:p>
            <text:p text:style-name="Table_20_Contents">ORDER BY new_salary ASC;</text:p>
          </table:table-cell>
        </table:table-row>
        <table:table-row>
          <table:table-cell table:style-name="Table1.A1" office:value-type="string">
            <text:p text:style-name="P1"><text:span text:style-name="T1">Q.9) </text:span>Display only the name of the salesman who achieved the maximum total sales among all the salesmen.</text:p>
          </table:table-cell>
          <table:table-cell table:style-name="Table1.A1" office:value-type="string">
            <text:p text:style-name="Table_20_Contents">SELECT ename</text:p>
            <text:p text:style-name="Table_20_Contents">FROM emp</text:p>
            <text:p text:style-name="Table_20_Contents">WHERE job = 'Salesman'</text:p>
            <text:p text:style-name="Table_20_Contents">ORDER BY new_salary DESC</text:p>
            <text:p text:style-name="Table_20_Contents">LIMIT 1;</text:p>
          </table:table-cell>
        </table:table-row>
        <table:table-row>
          <table:table-cell table:style-name="Table1.A1" office:value-type="string">
            <text:p text:style-name="P1"><text:span text:style-name="T1">Q.10) </text:span>Display the two lowest earners' names and salaries.</text:p>
          </table:table-cell>
          <table:table-cell table:style-name="Table1.A1" office:value-type="string">
            <text:p text:style-name="Table_20_Contents">SELECT ename, new_salary</text:p>
            <text:p text:style-name="Table_20_Contents">FROM emp</text:p>
            <text:p text:style-name="Table_20_Contents">ORDER BY new_salary ASC</text:p>
            <text:p text:style-name="Table_20_Contents">LIMIT 2;</text:p>
          </table:table-cell>
        </table:table-row>
        <table:table-row>
          <table:table-cell table:style-name="Table1.A1" office:value-type="string">
            <text:p text:style-name="P1"><text:span text:style-name="T1">Q.11) </text:span>List the employee details if and only if more than 10 employees are present in department no 10.</text:p>
          </table:table-cell>
          <table:table-cell table:style-name="Table1.A1" office:value-type="string">
            <text:p text:style-name="Table_20_Contents">SELECT *</text:p>
            <text:p text:style-name="Table_20_Contents">FROM emp</text:p>
            <text:p text:style-name="Table_20_Contents">WHERE dept_no = 10</text:p>
            <text:p text:style-name="Table_20_Contents"><text:soft-page-break/>HAVING COUNT(*) &gt; 10;</text:p>
          </table:table-cell>
        </table:table-row>
        <table:table-row>
          <table:table-cell table:style-name="Table1.A1" office:value-type="string">
            <text:p text:style-name="P1"><text:span text:style-name="T1">Q.12) </text:span>List the employee details whose salary is greater than the lowest salary of an employee in dept 20.</text:p>
          </table:table-cell>
          <table:table-cell table:style-name="Table1.A1" office:value-type="string">
            <text:p text:style-name="Table_20_Contents">SELECT *</text:p>
            <text:p text:style-name="Table_20_Contents">FROM emp</text:p>
            <text:p text:style-name="Table_20_Contents">WHERE new_salary &gt; (SELECT MIN(new_salary) FROM emp WHERE dept_no = 20);</text:p>
          </table:table-cell>
        </table:table-row>
        <table:table-row>
          <table:table-cell table:style-name="Table1.A1" office:value-type="string">
            <text:p text:style-name="P1"><text:span text:style-name="T1">Q.13) </text:span>List the details of employees earning more than the highest-paid manager.</text:p>
          </table:table-cell>
          <table:table-cell table:style-name="Table1.A1" office:value-type="string">
            <text:p text:style-name="Table_20_Contents">SELECT *</text:p>
            <text:p text:style-name="Table_20_Contents">FROM emp</text:p>
            <text:p text:style-name="Table_20_Contents">WHERE new_salary &gt; (SELECT MAX(new_salary) FROM emp WHERE mgrcode IS NOT NULL);</text:p>
          </table:table-cell>
        </table:table-row>
        <table:table-row>
          <table:table-cell table:style-name="Table1.A1" office:value-type="string">
            <text:p text:style-name="P1"><text:span text:style-name="T1">Q.14) </text:span>Which department has the highest annual remuneration bill?</text:p>
          </table:table-cell>
          <table:table-cell table:style-name="Table1.A1" office:value-type="string">
            <text:p text:style-name="Table_20_Contents">SELECT dept_no, SUM(new_salary) AS total_salary</text:p>
            <text:p text:style-name="Table_20_Contents">FROM emp</text:p>
            <text:p text:style-name="Table_20_Contents">GROUP BY dept_no</text:p>
            <text:p text:style-name="Table_20_Contents">ORDER BY total_salary DESC</text:p>
            <text:p text:style-name="Table_20_Contents">LIMIT 1;</text:p>
          </table:table-cell>
        </table:table-row>
        <table:table-row>
          <table:table-cell table:style-name="Table1.A1" office:value-type="string">
            <text:p text:style-name="P1"><text:span text:style-name="T1">Q.15) </text:span>Which is the department having greater than or equal to 3 employees? Display department names in ascending order.</text:p>
          </table:table-cell>
          <table:table-cell table:style-name="Table1.A1" office:value-type="string">
            <text:p text:style-name="Table_20_Contents">SELECT dept_no, dept_name</text:p>
            <text:p text:style-name="Table_20_Contents">FROM dept</text:p>
            <text:p text:style-name="Table_20_Contents">JOIN emp ON dept.dept_no = emp.dept_no</text:p>
            <text:p text:style-name="Table_20_Contents">GROUP BY dept_no</text:p>
            <text:p text:style-name="Table_20_Contents">HAVING COUNT(empnno) &gt;= 3</text:p>
            <text:p text:style-name="Table_20_Contents">ORDER BY dept_name ASC;</text:p>
          </table:table-cell>
        </table:table-row>
        <table:table-row>
          <table:table-cell table:style-name="Table1.A1" office:value-type="string">
            <text:p text:style-name="P1"><text:span text:style-name="T1">Q.16) </text:span>List the employees who earn more than every employee in department 30.</text:p>
          </table:table-cell>
          <table:table-cell table:style-name="Table1.A1" office:value-type="string">
            <text:p text:style-name="Table_20_Contents">SELECT *</text:p>
            <text:p text:style-name="Table_20_Contents">FROM emp</text:p>
            <text:p text:style-name="Table_20_Contents">WHERE new_salary &gt; ALL (SELECT new_salary FROM emp WHERE dept_no = 30);</text:p>
          </table:table-cell>
        </table:table-row>
        <table:table-row>
          <table:table-cell table:style-name="Table1.A1" office:value-type="string">
            <text:p text:style-name="P1"><text:span text:style-name="T1">Q.17) </text:span>List the employees who earn more than the lowest salary in department 30.</text:p>
          </table:table-cell>
          <table:table-cell table:style-name="Table1.A1" office:value-type="string">
            <text:p text:style-name="Table_20_Contents">SELECT *</text:p>
            <text:p text:style-name="Table_20_Contents">FROM emp</text:p>
            <text:p text:style-name="Table_20_Contents">WHERE new_salary &gt; (SELECT MIN(new_salary) FROM emp WHERE dept_no = 30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5:49:15.560372064</meta:creation-date>
    <meta:generator>LibreOffice/24.2.6.2$Linux_X86_64 LibreOffice_project/420$Build-2</meta:generator>
    <dc:date>2024-11-11T06:09:33.411963227</dc:date>
    <meta:editing-duration>PT20M18S</meta:editing-duration>
    <meta:editing-cycles>1</meta:editing-cycles>
    <meta:document-statistic meta:table-count="1" meta:image-count="0" meta:object-count="0" meta:page-count="2" meta:paragraph-count="87" meta:word-count="500" meta:character-count="3086" meta:non-whitespace-character-count="2660"/>
  </office:meta>
</office:document-meta>
</file>